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1"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
          <table:table-cell table:style-name="ce20"/>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7"/>
          <table:table-cell table:style-name="ce19" table:number-columns-repeated="4"/>
          <table:table-cell table:style-name="ce21"/>
          <table:table-cell table:style-name="ce8" table:number-columns-repeated="19"/>
          <table:table-cell table:number-columns-repeated="998"/>
        </table:table-row>
        <table:table-row table:style-name="ro2">
          <table:table-cell/>
          <table:table-cell table:style-name="ce18" office:value-type="float" office:value="2016" calcext:value-type="float">
            <text:p>201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7" office:value-type="float" office:value="4" calcext:value-type="float">
            <text:p>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7" office:value-type="float" office:value="7" calcext:value-type="float">
            <text:p>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7" office:value-type="float" office:value="62" calcext:value-type="float">
            <text:p>6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7" office:value-type="float" office:value="5" calcext:value-type="float">
            <text:p>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7" office:value-type="float" office:value="13" calcext:value-type="float">
            <text:p>13</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7" office:value-type="float" office:value="82" calcext:value-type="float">
            <text:p>8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7" office:value-type="float" office:value="29" calcext:value-type="float">
            <text:p>29</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7" office:value-type="float" office:value="24" calcext:value-type="float">
            <text:p>2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7" office:value-type="float" office:value="71" calcext:value-type="float">
            <text:p>7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7" office:value-type="float" office:value="36" calcext:value-type="float">
            <text:p>3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7" office:value-type="float" office:value="30" calcext:value-type="float">
            <text:p>30</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7" office:value-type="float" office:value="55" calcext:value-type="float">
            <text:p>5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7" office:value-type="float" office:value="58" calcext:value-type="float">
            <text:p>58</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7" office:value-type="float" office:value="51" calcext:value-type="float">
            <text:p>5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7"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